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 table:acceptance-state="accepted">
          <table:cell-address table:column="2" table:row="4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1" table:table="0">
          <office:change-info>
            <dc:creator>Bob Jacobsen</dc:creator>
            <dc:date>2010-08-11T04:00:05</dc:date>
          </office:change-info>
        </table:insertion>
        <table:insertion table:id="ct3" table:acceptance-state="accepted" table:type="row" table:position="10" table:table="0">
          <office:change-info>
            <dc:creator>Bob Jacobsen</dc:creator>
            <dc:date>2010-08-11T04:00:07</dc:date>
          </office:change-info>
        </table:insertion>
        <table:insertion table:id="ct4" table:acceptance-state="accepted" table:type="row" table:position="9" table:table="0">
          <office:change-info>
            <dc:creator>Bob Jacobsen</dc:creator>
            <dc:date>2010-08-11T04:00:08</dc:date>
          </office:change-info>
        </table:insertion>
        <table:insertion table:id="ct5" table:acceptance-state="accepted" table:type="row" table:position="8" table:table="0">
          <office:change-info>
            <dc:creator>Bob Jacobsen</dc:creator>
            <dc:date>2010-08-11T04:00:10</dc:date>
          </office:change-info>
          <table:dependencies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2" table:row="8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8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1" table:row="8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7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7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18" table:start-table="0" table:end-column="1023" table:end-row="18" table:end-table="0"/>
          <table:target-range-address table:start-column="0" table:start-row="4" table:start-table="0" table:end-column="1023" table:end-row="4" table:end-table="0"/>
          <office:change-info>
            <dc:creator>Bob Jacobsen</dc:creator>
            <dc:date>2011-08-06T17:03:28</dc:date>
          </office:change-info>
          <table:dependencies>
            <table:dependence table:id="ct-22"/>
            <table:dependence table:id="ct-23"/>
          </table:dependencies>
        </table:movement>
        <table:cell-content-change table:id="ct12" table:acceptance-state="accepted">
          <table:cell-address table:column="0" table:row="4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2" table:row="8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16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</table:tracked-changes>
      <table:table table:name="Sheet1" table:style-name="ta1" table:print="false">
        <table:table-column table:style-name="co3" table:default-cell-style-name="Default"/>
        <table:table-column table:style-name="co2" table:default-cell-style-name="ce3"/>
        <table:table-column table:style-name="co2" table:number-columns-repeated="1022" table:default-cell-style-name="Default"/>
        <table:table-row table:style-name="ro2">
          <table:table-cell table:style-name="ce1" office:value-type="string">
            <text:p>NodeID part</text:p>
          </table:table-cell>
          <table:table-cell table:style-name="ce2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OpenLCB vnode*</text:p>
          </table:table-cell>
          <table:table-cell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1"/>
        </table:table-row>
        <table:table-row table:style-name="ro3">
          <table:table-cell office:value-type="string">
            <text:p>OpenLCB vnode</text:p>
          </table:table-cell>
          <table:table-cell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1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OpenLCB vnode</text:p>
          </table:table-cell>
          <table:table-cell office:value-type="string">
            <text:p>0x0201</text:p>
          </table:table-cell>
          <table:table-cell table:style-name="ce4" office:value-type="string">
            <text:p>Duplicate Node ID Detected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CBUS vnode*</text:p>
          </table:table-cell>
          <table:table-cell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office:value-type="string">
            <text:p>* - “OpenLCB vnode” refers to a virtual node ID assigned for global fixed events, see NidAllocations spreadshee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* - “CBUS vnode” refers to a virtual node ID assigned for CBUS-style “short events”, see NidAllocations spreadsheet</text:p>
          </table:table-cell>
          <table:table-cell table:number-columns-repeated="1023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8/06/2011</text:date>, <text:time>09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09-07-04T21:10:01</meta:creation-date>
    <dc:date>2011-08-06T09:04:59</dc:date>
    <dc:creator>Bob Jacobsen</dc:creator>
    <meta:editing-duration>PT25M43S</meta:editing-duration>
    <meta:editing-cycles>20</meta:editing-cycles>
    <meta:generator>OpenOffice.org/3.3$Unix OpenOffice.org_project/330m20$Build-9567</meta:generator>
    <meta:printed-by>Bob Jacobsen</meta:printed-by>
    <meta:print-date>2010-07-11T14:13:17</meta:print-date>
    <meta:document-statistic meta:table-count="3" meta:cell-count="20" meta:object-count="0"/>
  </office:meta>
</office:document-meta>
</file>